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f6a5" officeooo:paragraph-rsid="0013f6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2121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0T17:09:49.880917843</meta:creation-date>
    <dc:date>2016-01-30T17:10:16.157908471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4.4.2.2$Linux_X86_64 LibreOffice_project/40m0$Build-2</meta:generator>
  </office:meta>
</office:document-meta>
</file>